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5769" officeooo:paragraph-rsid="001357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1" fo:font-size="12pt" officeooo:paragraph-rsid="00135769" style:font-size-asian="12pt" style:font-size-complex="12pt"/>
    </style:style>
    <style:style style:name="P5" style:family="paragraph" style:parent-style-name="Text_20_body">
      <style:text-properties officeooo:paragraph-rsid="00235ab3"/>
    </style:style>
    <style:style style:name="P6" style:family="paragraph" style:parent-style-name="Text_20_body">
      <style:text-properties officeooo:paragraph-rsid="0023f4b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de">
      <style:text-properties fo:font-size="12pt" style:font-size-asian="12pt" style:font-size-complex="12pt"/>
    </style:style>
    <style:style style:name="P9" style:family="paragraph" style:parent-style-name="code">
      <style:text-properties style:font-name="Courier New1" fo:font-size="12pt" style:font-size-asian="12pt" style:font-size-complex="12pt"/>
    </style:style>
    <style:style style:name="P10" style:family="paragraph" style:parent-style-name="code">
      <style:text-properties style:font-name="Courier New1" fo:font-size="12pt" officeooo:paragraph-rsid="0023f4be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Courier New1" fo:font-size="12pt" style:font-size-asian="12pt" style:font-size-complex="12pt"/>
    </style:style>
    <style:style style:name="P12" style:family="paragraph" style:parent-style-name="Standard">
      <style:text-properties officeooo:rsid="0035b420" officeooo:paragraph-rsid="0035b420"/>
    </style:style>
    <style:style style:name="P13" style:family="paragraph" style:parent-style-name="Text_20_body">
      <style:text-properties officeooo:rsid="0035b420" officeooo:paragraph-rsid="0035b420"/>
    </style:style>
    <style:style style:name="P14" style:family="paragraph" style:parent-style-name="code">
      <style:text-properties fo:font-size="12pt" style:font-size-asian="12pt" style:font-size-complex="12pt"/>
    </style:style>
    <style:style style:name="P15" style:family="paragraph" style:parent-style-name="Heading_20_1" style:list-style-name="">
      <style:paragraph-properties style:line-height-at-least="0.019cm" fo:text-align="center" style:justify-single-word="fals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paragraph-rsid="00235ab3"/>
    </style:style>
    <style:style style:name="T1" style:family="text">
      <style:text-properties officeooo:rsid="00135769"/>
    </style:style>
    <style:style style:name="T2" style:family="text">
      <style:text-properties officeooo:rsid="00155744"/>
    </style:style>
    <style:style style:name="T3" style:family="text">
      <style:text-properties style:font-name="Courier New1" fo:font-size="12pt" style:font-size-asian="12pt" style:font-size-complex="12pt"/>
    </style:style>
    <style:style style:name="T4" style:family="text">
      <style:text-properties style:font-name="Courier New1" fo:font-size="12pt" officeooo:rsid="0023f4be" style:font-size-asian="12pt" style:font-size-complex="12pt"/>
    </style:style>
    <style:style style:name="T5" style:family="text">
      <style:text-properties style:font-name="Times New Roman2" fo:font-size="14pt" style:font-size-asian="14pt" style:font-size-complex="14pt"/>
    </style:style>
    <style:style style:name="T6" style:family="text">
      <style:text-properties style:font-name="Times New Roman2" fo:font-size="14pt" officeooo:rsid="0023f4be" style:font-size-asian="14pt" style:font-size-complex="14pt"/>
    </style:style>
    <style:style style:name="T7" style:family="text">
      <style:text-properties officeooo:rsid="0023f4be"/>
    </style:style>
    <style:style style:name="T8" style:family="text">
      <style:text-properties officeooo:rsid="002831f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7"><text:a xlink:type="simple" xlink:href="#__RefHeading___Toc1423_155662737" text:style-name="Index_20_Link" text:visited-style-name="Index_20_Link">JavaScript<text:tab/>2</text:a></text:p>
          <text:p text:style-name="P7"><text:a xlink:type="simple" xlink:href="#__RefHeading___Toc1530_155662737" text:style-name="Index_20_Link" text:visited-style-name="Index_20_Link">Условные операторы<text:tab/>3</text:a></text:p>
          <text:p text:style-name="P7"><text:a xlink:type="simple" xlink:href="#__RefHeading___Toc1572_155662737" text:style-name="Index_20_Link" text:visited-style-name="Index_20_Link">jQuery<text:tab/>4</text:a></text:p>
        </text:index-body>
      </text:table-of-content>
      <text:h text:style-name="P15" text:outline-level="1"/>
      <text:h text:style-name="P16" text:outline-level="1"><text:bookmark-start text:name="__RefHeading___Toc1423_155662737"/>JavaScript<text:bookmark-end text:name="__RefHeading___Toc1423_155662737"/></text:h>
      <text:p text:style-name="P1"/>
      <text:p text:style-name="P9">let phrase = `Обратные кавычки позволяют встраивать переменные ${str}`;</text:p>
      <text:p text:style-name="P9">alert( `результат: ${1 + 2}` ); // результат: 3</text:p>
      <text:p text:style-name="P2"/>
      <text:p text:style-name="Standard">Узнать тип: <text:span text:style-name="T1">Синтаксис оператора: typeof x.</text:span></text:p>
      <text:p text:style-name="P8">let name = 'Pure'</text:p>
      <text:p text:style-name="P8">alert(typeof name); // <text:span text:style-name="T2">string</text:span></text:p>
      <text:p text:style-name="Standard"/>
      <text:p text:style-name="Standard">Оператор строгого равенства <text:span text:style-name="T3">===</text:span> проверяет равенство без приведения типов.</text:p>
      <text:p text:style-name="Standard">Другими словами, если a и b имеют разные типы, то проверка <text:span text:style-name="T3">a === b</text:span> немедленно возвращает false без попытки их преобразования.</text:p>
      <text:p text:style-name="Standard">Ещё есть оператор строгого неравенства <text:span text:style-name="T3">!==</text:span>, аналогичный <text:span text:style-name="T3">!=</text:span>.</text:p>
      <text:p text:style-name="P2"/>
      <text:h text:style-name="P15" text:outline-level="1"/>
      <text:h text:style-name="P16" text:outline-level="1"><text:bookmark-start text:name="__RefHeading___Toc1530_155662737"/>Условные операторы<text:bookmark-end text:name="__RefHeading___Toc1530_155662737"/></text:h>
      <text:p text:style-name="P4"/>
      <text:p text:style-name="code"><text:span text:style-name="Source_20_Text"><text:span text:style-name="T3">if (year &lt; 2015) {</text:span></text:span></text:p>
      <text:p text:style-name="code"><text:span text:style-name="Source_20_Text"><text:span text:style-name="T3"><text:s text:c="2"/>alert( 'Это слишком рано...' );</text:span></text:span></text:p>
      <text:p text:style-name="code"><text:span text:style-name="Source_20_Text"><text:span text:style-name="T3">} else if (year &gt; 2015) {</text:span></text:span></text:p>
      <text:p text:style-name="code"><text:span text:style-name="Source_20_Text"><text:span text:style-name="T3"><text:s text:c="2"/>alert( 'Это поздновато' );</text:span></text:span></text:p>
      <text:p text:style-name="code"><text:span text:style-name="Source_20_Text"><text:span text:style-name="T3">} else {</text:span></text:span></text:p>
      <text:p text:style-name="code"><text:span text:style-name="Source_20_Text"><text:span text:style-name="T3"><text:s text:c="2"/>alert( 'Верно!' );</text:span></text:span></text:p>
      <text:p text:style-name="code"><text:span text:style-name="Source_20_Text"><text:span text:style-name="T3">}</text:span></text:span></text:p>
      <text:p text:style-name="code"/>
      <text:p text:style-name="code"><text:span text:style-name="Source_20_Text"><text:span text:style-name="T3">let result = условие ? значение1 : значение2;</text:span></text:span></text:p>
      <text:p text:style-name="Standard"><text:span text:style-name="T5">Сначала вычисляется </text:span><text:span text:style-name="Source_20_Text"><text:span text:style-name="T5">условие</text:span></text:span><text:span text:style-name="T5">: если оно истинно, тогда возвращается </text:span><text:span text:style-name="Source_20_Text"><text:span text:style-name="T5">значение1</text:span></text:span><text:span text:style-name="T5">, в противном случае – </text:span><text:span text:style-name="Source_20_Text"><text:span text:style-name="T5">значение2</text:span></text:span><text:span text:style-name="T5">.</text:span></text:p>
      <text:p text:style-name="P3"/>
      <text:p text:style-name="P3"/>
      <text:h text:style-name="P15" text:outline-level="1"/>
      <text:h text:style-name="P17" text:outline-level="1"><text:bookmark-start text:name="__RefHeading___Toc1572_155662737"/>jQuery <text:bookmark-end text:name="__RefHeading___Toc1572_155662737"/></text:h>
      <text:p text:style-name="P5"/>
      <text:p text:style-name="Standard"><text:span text:style-name="T8">Ф</text:span>ункция готовности DOM дерева</text:p>
      <text:p text:style-name="P11">$( document ).ready(function() {</text:p>
      <text:p text:style-name="P11"><text:s text:c="2"/>console.log("ready")</text:p>
      <text:p text:style-name="P11">});</text:p>
      <text:p text:style-name="Standard"/>
      <text:p text:style-name="Standard">Добавление класса</text:p>
      <text:p text:style-name="P6"><text:span text:style-name="T4">$("#content").addClass('disabled') -</text:span><text:span text:style-name="T6"> добавить класс disabled к элементу с идентификатором content</text:span></text:p>
      <text:p text:style-name="Standard">Удаление класса</text:p>
      <text:p text:style-name="P10">$(".<text:span text:style-name="T7">content</text:span>").removeClass('disabled') <text:span text:style-name="T5">- </text:span><text:span text:style-name="T6">удалить класс disabled у всех элементов с классом content</text:span></text:p>
      <text:p text:style-name="Standard"/>
      <text:p text:style-name="P12">Получить значение выбранного элемента</text:p>
      <text:p text:style-name="P8">$('#select').val()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21cm" loext:contextual-spacing="false" style:line-height-at-least="0.019cm" fo:text-align="center" style:justify-single-word="false" style:page-number="auto" fo:background-color="transparent" style:shadow="non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8:30:06.357431436</meta:creation-date>
    <dc:date>2021-11-25T17:27:00.913493341</dc:date>
    <meta:editing-duration>PT3H2M11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4" meta:paragraph-count="34" meta:word-count="171" meta:character-count="1202" meta:non-whitespace-character-count="1055"/>
  </office:meta>
</office:document-meta>
</file>